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063" officeooo:paragraph-rsid="001740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blem Statement:</text:p>
      <text:p text:style-name="Standard">Working for an organization, you are required to provide them a safe and secure</text:p>
      <text:p text:style-name="Standard">environment for the deployment of their resources. They might require different</text:p>
      <text:p text:style-name="Standard">types of connectivity. Implement the following to fulfill the requirements of the</text:p>
      <text:p text:style-name="Standard">company.</text:p>
      <text:p text:style-name="Standard">Tasks To Be Performed:</text:p>
      <text:p text:style-name="Standard">1. Create a VPC with 120.0.0.0/16 CIDR block.</text:p>
      <text:p text:style-name="Standard">2. Create 1 public subnet 2 private subnets and make sure you connect a</text:p>
      <text:p text:style-name="Standard">NAT gateway for internet connectivity to a private subnet.</text:p>
      <text:p text:style-name="Standard"/>
      <text:p text:style-name="Standard"/>
      <text:p text:style-name="Standard">Problem Statement:</text:p>
      <text:p text:style-name="Standard">Working for an organization, you are required to provide them a safe and secure</text:p>
      <text:p text:style-name="Standard">environment for the deployment of their resources. They might require different</text:p>
      <text:p text:style-name="Standard">types of connectivity. Implement the following to fulfill the requirements of the</text:p>
      <text:p text:style-name="Standard">company.</text:p>
      <text:p text:style-name="Standard">Tasks To Be Performed:</text:p>
      <text:p text:style-name="Standard">1. Create 2 VPCs in the North Virginia region named MYVPC1 and MYVPC2</text:p>
      <text:p text:style-name="Standard">2. Create one VPC in the Oregon region named VPCOregon1</text:p>
      <text:p text:style-name="Standard">3. Create a peering connection between MYVPC1 and MYVPC2</text:p>
      <text:p text:style-name="Standard">4. Create a peering connection between MYVPC2 and VPCOregon1</text:p>
      <text:p text:style-name="Standard"/>
      <text:p text:style-name="Standard"/>
      <text:p text:style-name="Standard">Problem Statement:</text:p>
      <text:p text:style-name="Standard">Working for an organization, you are required to provide them a safe and secure</text:p>
      <text:p text:style-name="Standard">environment for the deployment of their resources. They might require different</text:p>
      <text:p text:style-name="Standard">types of connectivity. Implement the following to fulfill the requirements of the</text:p>
      <text:p text:style-name="Standard">company.</text:p>
      <text:p text:style-name="Standard">Tasks To Be Performed:</text:p>
      <text:p text:style-name="Standard">1. Create 2 EC2 instances in any public subnet of any VPC and name them</text:p>
      <text:p text:style-name="Standard">Master and Client.</text:p>
      <text:p text:style-name="Standard">2. Using security groups, make sure that the Client instance can only be</text:p>
      <text:p text:style-name="Standard">accessed (SSH) through the Master instance.</text:p>
      <text:p text:style-name="Standard"/>
      <text:p text:style-name="Standard"/>
      <text:p text:style-name="Standard"/>
      <text:p text:style-name="Standard">Problem Statement:</text:p>
      <text:p text:style-name="Standard">Working for an organization, you are required to provide them a safe and secure</text:p>
      <text:p text:style-name="Standard">environment for the deployment of their resources. They might require different</text:p>
      <text:p text:style-name="Standard">types of connectivity. Implement the following to fulfill the requirements of the</text:p>
      <text:p text:style-name="Standard">company.</text:p>
      <text:p text:style-name="Standard">Tasks To Be Performed:</text:p>
      <text:p text:style-name="Standard">1. Create a VPC endpoint for a S3 bucket of your choice for secure access to</text:p>
      <text:p text:style-name="Standard">the files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Case Study</text:p>
      <text:p text:style-name="Standard"/>
      <text:p text:style-name="Standard"/>
      <text:p text:style-name="Standard">Problem Statement:</text:p>
      <text:p text:style-name="Standard">You work for XYZ Corporation and based on the expansion requirements of your</text:p>
      <text:p text:style-name="Standard">corporation you have been asked to create and set up a distinct Amazon VPC for</text:p>
      <text:p text:style-name="Standard">the production and development team. You are expected to perform the following</text:p>
      <text:p text:style-name="Standard">tasks for the respective VPCs.</text:p>
      <text:p text:style-name="Standard">Production Network:</text:p>
      <text:p text:style-name="Standard">1. Design and build a 4-tier architecture.</text:p>
      <text:p text:style-name="Standard">2. Create 5 subnets out of which 4 should be private named app1, app2,</text:p>
      <text:p text:style-name="Standard">dbcache and db and one should be public, named web.</text:p>
      <text:p text:style-name="Standard">3. Launch instances in all subnets and name them as per the subnet that</text:p>
      <text:p text:style-name="Standard">they have been launched in.</text:p>
      <text:p text:style-name="Standard">4. Allow dbcache instance and app1 subnet to send internet requests.</text:p>
      <text:p text:style-name="Standard">5. Manage security groups and NACLs.</text:p>
      <text:p text:style-name="Standard">Development Network:</text:p>
      <text:p text:style-name="Standard">1. Design and build 2-tier architecture with two subnets named web and db</text:p>
      <text:p text:style-name="Standard">and launch instances in both subnets and name them as per the subnet</text:p>
      <text:p text:style-name="Standard">names.</text:p>
      <text:p text:style-name="Standard">2. Make sure only the web subnet can send internet requests.</text:p>
      <text:p text:style-name="Standard">3. Create peering connection between production network and development</text:p>
      <text:p text:style-name="Standard">network.</text:p>
      <text:p text:style-name="Standard">4. Setup connection between db subnets of both production network and</text:p>
      <text:p text:style-name="Standard">development network respectively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6:53:57.913431414</meta:creation-date>
    <dc:date>2024-07-04T17:16:12.531080768</dc:date>
    <meta:editing-duration>PT1M53S</meta:editing-duration>
    <meta:editing-cycles>1</meta:editing-cycles>
    <meta:document-statistic meta:table-count="0" meta:image-count="0" meta:object-count="0" meta:page-count="2" meta:paragraph-count="60" meta:word-count="485" meta:character-count="2933" meta:non-whitespace-character-count="2508"/>
    <meta:generator>LibreOffice/7.3.7.2$Linux_X86_64 LibreOffice_project/30$Build-2</meta:generator>
  </office:meta>
</office:document-meta>
</file>